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53in"/>
    </style:style>
    <style:style style:name="co2" style:family="table-column">
      <style:table-column-properties fo:break-before="auto" style:column-width="1.6472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6929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Pengeluaran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51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51">
      <style:table-cell-properties style:diagonal-bl-tr="none" style:diagonal-tl-br="none" fo:border="0.74pt solid #000000" fo:padding="0.028in" style:rotation-align="none"/>
    </style:style>
    <style:style style:name="ce11" style:family="table-cell" style:parent-style-name="Default" style:data-style-name="N151">
      <style:table-cell-properties fo:padding="0.028in"/>
    </style:style>
    <style:style style:name="ce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ngeluar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Komponen Terbeli</text:p>
          </table:table-cell>
          <table:covered-table-cell table:style-name="ce1"/>
          <table:covered-table-cell table:style-name="ce16"/>
          <table:table-cell table:number-columns-repeated="61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Toko-Kota</text:p>
          </table:table-cell>
          <table:table-cell table:style-name="ce17" office:value-type="string" calcext:value-type="string">
            <text:p>Total</text:p>
          </table:table-cell>
          <table:table-cell table:style-name="ce20" office:value-type="string" calcext:value-type="string">
            <text:p>URL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Kacamata Safety</text:p>
          </table:table-cell>
          <table:table-cell table:style-name="ce13" office:value-type="string" calcext:value-type="string">
            <text:p>Ojolali-Keputih</text:p>
          </table:table-cell>
          <table:table-cell table:style-name="ce18" office:value-type="float" office:value="20000" calcext:value-type="float">
            <text:p>Rp 20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Jack Mini Stereo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6000" calcext:value-type="float">
            <text:p>Rp 6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DCard 8GB</text:p>
          </table:table-cell>
          <table:table-cell table:style-name="ce13" office:value-type="string" calcext:value-type="string">
            <text:p>Sakinah-Keputih</text:p>
          </table:table-cell>
          <table:table-cell table:style-name="ce18" office:value-type="float" office:value="67500" calcext:value-type="float">
            <text:p>Rp 675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DCard 4GB</text:p>
          </table:table-cell>
          <table:table-cell table:style-name="ce13" office:value-type="string" calcext:value-type="string">
            <text:p>Sakinah-Keputih</text:p>
          </table:table-cell>
          <table:table-cell table:style-name="ce18" office:value-type="float" office:value="90000" calcext:value-type="float">
            <text:p>Rp 90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Potong Akrilik</text:p>
          </table:table-cell>
          <table:table-cell table:style-name="ce13" office:value-type="string" calcext:value-type="string">
            <text:p>BetaAD-EmbongMalang</text:p>
          </table:table-cell>
          <table:table-cell table:style-name="ce18" office:value-type="float" office:value="50000" calcext:value-type="float">
            <text:p>Rp 50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Kabel,Header,Tombol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25000" calcext:value-type="float">
            <text:p>Rp 25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Kotak Container</text:p>
          </table:table-cell>
          <table:table-cell table:style-name="ce13" office:value-type="string" calcext:value-type="string">
            <text:p>Sakinah-Keputih</text:p>
          </table:table-cell>
          <table:table-cell table:style-name="ce18" office:value-type="float" office:value="34000" calcext:value-type="float">
            <text:p>Rp 34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peaker,Jack Audio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19500" calcext:value-type="float">
            <text:p>Rp 195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Pinset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7500" calcext:value-type="float">
            <text:p>Rp 75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Kabel LAN 1.5m</text:p>
          </table:table-cell>
          <table:table-cell table:style-name="ce13" office:value-type="string" calcext:value-type="string">
            <text:p>Sakinah-Keputih</text:p>
          </table:table-cell>
          <table:table-cell table:style-name="ce18" office:value-type="float" office:value="12000" calcext:value-type="float">
            <text:p>Rp 12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older Dekko</text:p>
          </table:table-cell>
          <table:table-cell table:style-name="ce13" office:value-type="string" calcext:value-type="string">
            <text:p>Berkat-Keputih</text:p>
          </table:table-cell>
          <table:table-cell table:style-name="ce18" office:value-type="float" office:value="72500" calcext:value-type="float">
            <text:p>Rp 725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Speaker Tipis</text:p>
          </table:table-cell>
          <table:table-cell table:style-name="ce13" office:value-type="string" calcext:value-type="string">
            <text:p>MakroElek-PasarGenteng</text:p>
          </table:table-cell>
          <table:table-cell table:style-name="ce18" office:value-type="float" office:value="50000" calcext:value-type="float">
            <text:p>Rp 500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office:value-type="string" calcext:value-type="string">
            <text:p>PCB Tombol</text:p>
          </table:table-cell>
          <table:table-cell table:style-name="ce13" office:value-type="string" calcext:value-type="string">
            <text:p>Inovatif-Bandung</text:p>
          </table:table-cell>
          <table:table-cell table:style-name="ce18" office:value-type="float" office:value="251300" calcext:value-type="float">
            <text:p>Rp 251300</text:p>
          </table:table-cell>
          <table:table-cell table:style-name="ce13"/>
          <table:table-cell table:number-columns-repeated="60"/>
        </table:table-row>
        <table:table-row table:style-name="ro1">
          <table:table-cell table:style-name="ce13" table:number-columns-repeated="2"/>
          <table:table-cell table:style-name="ce18"/>
          <table:table-cell table:style-name="ce13"/>
          <table:table-cell table:number-columns-repeated="60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8" table:formula="of:=SUM([.C3:.C15])" office:value-type="float" office:value="705300" calcext:value-type="float">
            <text:p>Rp 705300</text:p>
          </table:table-cell>
          <table:table-cell table:style-name="ce1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4" table:number-rows-spanned="1">
            <text:p>Pinjaman dan Belum Terbeli</text:p>
          </table:table-cell>
          <table:covered-table-cell table:number-columns-repeated="3" table:style-name="ce6"/>
          <table:table-cell table:number-columns-repeated="60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Toko-Kota</text:p>
          </table:table-cell>
          <table:table-cell table:style-name="ce17" office:value-type="string" calcext:value-type="string">
            <text:p>Total</text:p>
          </table:table-cell>
          <table:table-cell table:style-name="ce20" office:value-type="string" calcext:value-type="string">
            <text:p>URL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Raspberry Pi-3</text:p>
          </table:table-cell>
          <table:table-cell table:style-name="ce13" office:value-type="string" calcext:value-type="string">
            <text:p>Digiware-Surabaya</text:p>
          </table:table-cell>
          <table:table-cell table:style-name="ce18" office:value-type="float" office:value="2355000" calcext:value-type="float">
            <text:p>Rp 2355000</text:p>
          </table:table-cell>
          <table:table-cell table:style-name="ce13" office:value-type="string" calcext:value-type="string">
            <text:p><text:a xlink:href="https://digiwarestore.com/id/raspberry-board/raspberry-pi-3-model-b-uk-board-442278.html" xlink:type="simple">Digiware</text:a>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LCD 7 inch</text:p>
          </table:table-cell>
          <table:table-cell table:style-name="ce13" office:value-type="string" calcext:value-type="string">
            <text:p>Digiware-Surabaya</text:p>
          </table:table-cell>
          <table:table-cell table:style-name="ce18" office:value-type="float" office:value="927350" calcext:value-type="float">
            <text:p>Rp 927350</text:p>
          </table:table-cell>
          <table:table-cell table:style-name="ce13" office:value-type="string" calcext:value-type="string">
            <text:p><text:a xlink:href="https://digiwarestore.com/id/lcd-graphic/7-inch-hdmi-lcd-b-800x480-supports-various-systems-capacitive-touch-control-712111.html" xlink:type="simple">Digiware</text:a></text:p>
          </table:table-cell>
          <table:table-cell table:number-columns-repeated="60"/>
        </table:table-row>
        <table:table-row table:style-name="ro1">
          <table:table-cell table:style-name="ce13" table:number-columns-repeated="2"/>
          <table:table-cell table:style-name="ce18"/>
          <table:table-cell table:style-name="ce13"/>
          <table:table-cell table:number-columns-repeated="60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18" table:formula="of:=SUM([.C21:.C22])" office:value-type="float" office:value="3282350" calcext:value-type="float">
            <text:p>Rp 3282350</text:p>
          </table:table-cell>
          <table:table-cell table:style-name="ce1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2" table:number-rows-spanned="1">
            <text:p>Total Jika Semua Terbeli</text:p>
          </table:table-cell>
          <table:covered-table-cell table:style-name="ce6"/>
          <table:table-cell table:formula="of:=[.C24]+[.C17]" office:value-type="float" office:value="3987650" calcext:value-type="float">
            <text:p>Rp 3987650</text:p>
          </table:table-cell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text>Rp </number:text>
      <number:number number:decimal-places="0" number:min-decimal-places="0" number:min-integer-digits="0"/>
    </number:number-style>
    <number:time-style style:name="N153P0" style:volatile="true">
      <number:hours/>
      <number:text>:</number:text>
      <number:minutes number:style="long"/>
      <number:text>:</number:text>
      <number:seconds number:style="long"/>
    </number:time-style>
    <number:text-style style:name="N153">
      <number:text-content/>
      <style:map style:condition="value()&lt;=1.7976931348623157E+308" style:apply-style-name="N153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0:03:10.922694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engeluaran" style:display-name="PageStyle_Pengeluar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hmaday</meta:initial-creator>
    <meta:creation-date>2023-03-23T15:30:23</meta:creation-date>
    <dc:date>2023-03-23T10:04:29.814650316</dc:date>
    <meta:generator>LibreOffice/7.2.7.2$Linux_X86_64 LibreOffice_project/20$Build-2</meta:generator>
    <meta:editing-duration>PT3M2S</meta:editing-duration>
    <meta:editing-cycles>4</meta:editing-cycles>
    <meta:document-statistic meta:table-count="1" meta:cell-count="63" meta:object-count="0"/>
    <meta:user-defined meta:name="ICV"/>
    <meta:user-defined meta:name="KSOProductBuildVer">1033-11.1.0.11664</meta:user-defined>
  </office:meta>
</office:document-meta>
</file>